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177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2.81pt"/>
    </style:style>
    <style:style style:name="co5" style:family="table-column">
      <style:table-column-properties fo:break-before="auto" style:column-width="17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des_ces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re_so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edleleaf_evergreen_temperate_tr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edleleaf_evergreen_boreal_tr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edleleaf_deciduous_boreal_tr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adleaf_evergreen_tropical_tr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adleaf_evergreen_temperate_tre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oadleaf_deciduous_tropical_tre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adleaf_deciduous_temperate_tre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oadleaf_deciduous_boreal_tre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adleaf_evergreen_shru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adleaf_deciduous_temperate_shru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adleaf_deciduous_boreal_shru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_arctic_gra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_non-arctic_gra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_gra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heat</text:p>
          </table:table-cell>
        </table:table-row>
      </table:table>
      <table:table table:name="codes_potveg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opical_Evergreen_Forest_slash_Woodl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opical_Deciduous_Forest_slash_Woodl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erate_Broadleaf_Evergreen_Forest_slash_Woodla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erate_Needleleaf_Evergreen_Forest_slash_Wood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erate_Deciduous_Forest_slash_Wood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eal_Evergreen_Forest_slash_Wood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eal_Deciduous_Forest_slash_Woodl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green_slash_Deciduous_Mixed_Forest_slash_Woodla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van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ssland_slash_Step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se_Shrub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n_Shrubla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ar_Desert_slash_Rock_slash_Ice</text:p>
          </table:table-cell>
        </table:table-row>
      </table:table>
      <table:table table:name="codes_rochedo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g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tagem_em_A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van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vanas_em_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orest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restas_em_A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ss_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j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_de_acuc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goda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ro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g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ija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fe_arabi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fe_robus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ranj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ca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um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lho_2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ijao_2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loresta_plantad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ja_milho_safrinh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ja_trig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lho_trig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ja_feija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lho_feija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ijao_feijao</text:p>
          </table:table-cell>
        </table:table-row>
      </table:table>
      <table:table table:name="trans_potveg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adleaf_evergreen_tropical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pical_Evergreen_Forest_slash_Wood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oadleaf_deciduous_tropical_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_Deciduous_Forest_slash_Wood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adleaf_evergreen_temperate_t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erate_Broadleaf_Evergreen_Forest_slash_Woodl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edleleaf_evergreen_temperate_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erate_Needleleaf_Evergreen_Forest_slash_Wood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adleaf_deciduous_temperate_tr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erate_Deciduous_Forest_slash_Woodl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real_Evergreen_Forest_slash_Woodland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oreal_Deciduous_Forest_slash_Woodland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vergreen_slash_Deciduous_Mixed_Forest_slash_Woodland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vanna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rassland_slash_Stepp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ense_Shrubland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Open_Shrubland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olar_Desert_slash_Rock_slash_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15T16:18:08.607663037</dc:date>
    <dc:creator>Gabriel Abrahão</dc:creator>
    <meta:editing-duration>PT9M24S</meta:editing-duration>
    <meta:editing-cycles>5</meta:editing-cycles>
    <meta:document-statistic meta:table-count="4" meta:cell-count="168" meta:object-count="0"/>
  </office:meta>
</office:document-meta>
</file>